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/>
          <table:table-cell office:value-type="string">
            <text:p>kosten Fix</text:p>
          </table:table-cell>
          <table:table-cell office:value-type="string">
            <text:p>Variable</text:p>
          </table:table-cell>
          <table:table-cell office:value-type="string">
            <text:p>Break even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60000">
            <text:p>160000</text:p>
          </table:table-cell>
          <table:table-cell table:formula="of:=0+[.C5]" office:value-type="float" office:value="160000">
            <text:p>16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160000">
            <text:p>160000</text:p>
          </table:table-cell>
          <table:table-cell table:number-columns-repeated="2"/>
          <table:table-cell>
            <draw:frame table:end-cell-address="Tabelle1.AE71" table:end-x="0.041cm" table:end-y="0.039cm" draw:z-index="0" draw:style-name="gr1" draw:text-style-name="P1" svg:width="55.621cm" svg:height="28.603cm" svg:x="0.873cm" svg:y="0.34cm">
              <draw:object draw:notify-on-update-of-ranges="Tabelle1.B4:Tabelle1.B4 Tabelle1.B5:Tabelle1.B34 Tabelle1.C4:Tabelle1.C4 Tabelle1.C5:Tabelle1.C34 Tabelle1.B4:Tabelle1.B4 Tabelle1.B5:Tabelle1.B34 Tabelle1.D4:Tabelle1.D4 Tabelle1.D5:Tabelle1.D34 Tabelle1.B4:Tabelle1.B4 Tabelle1.B5:Tabelle1.B34 Tabelle1.E4:Tabelle1.E4 Tabelle1.E5:Tabelle1.E3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800">
            <text:p>8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0">
            <text:p>12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0">
            <text:p>14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6">
            <text:p>1356</text:p>
          </table:table-cell>
          <table:table-cell office:value-type="float" office:value="160000">
            <text:p>160000</text:p>
          </table:table-cell>
          <table:table-cell/>
          <table:table-cell office:value-type="float" office:value="160000">
            <text:p>160000</text:p>
          </table:table-cell>
          <table:table-cell/>
        </table:table-row>
        <table:table-row table:style-name="ro1">
          <table:table-cell/>
          <table:table-cell office:value-type="float" office:value="1600">
            <text:p>16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0">
            <text:p>1700</text:p>
          </table:table-cell>
          <table:table-cell office:value-type="float" office:value="160000">
            <text:p>160000</text:p>
          </table:table-cell>
          <table:table-cell/>
          <table:table-cell office:value-type="float" office:value="200000">
            <text:p>200000</text:p>
          </table:table-cell>
          <table:table-cell/>
        </table:table-row>
        <table:table-row table:style-name="ro1">
          <table:table-cell/>
          <table:table-cell office:value-type="float" office:value="1800">
            <text:p>18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0">
            <text:p>22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0">
            <text:p>24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0">
            <text:p>26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0">
            <text:p>28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0">
            <text:p>30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0">
            <text:p>32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0">
            <text:p>3400</text:p>
          </table:table-cell>
          <table:table-cell office:value-type="float" office:value="160000">
            <text:p>160000</text:p>
          </table:table-cell>
          <table:table-cell/>
          <table:table-cell office:value-type="float" office:value="400000">
            <text:p>400000</text:p>
          </table:table-cell>
          <table:table-cell/>
        </table:table-row>
        <table:table-row table:style-name="ro1">
          <table:table-cell/>
          <table:table-cell office:value-type="float" office:value="3600">
            <text:p>36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0">
            <text:p>38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00">
            <text:p>42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0">
            <text:p>44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00">
            <text:p>46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00">
            <text:p>48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00">
            <text:p>52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00">
            <text:p>5400</text:p>
          </table:table-cell>
          <table:table-cell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00">
            <text:p>5200</text:p>
          </table:table-cell>
          <table:table-cell office:value-type="float" office:value="160000">
            <text:p>160000</text:p>
          </table:table-cell>
          <table:table-cell office:value-type="float" office:value="273542">
            <text:p>273542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23.05.2019</text:date>, <text:time>20:50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Renhardt</meta:initial-creator>
    <meta:creation-date>2019-05-23T20:03:24.61</meta:creation-date>
    <dc:date>2019-05-23T20:50:29.83</dc:date>
    <dc:creator>Kevin Renhardt</dc:creator>
    <meta:editing-duration>PT31M53S</meta:editing-duration>
    <meta:editing-cycles>2</meta:editing-cycles>
    <meta:generator>OpenOffice/4.1.5$Win32 OpenOffice.org_project/415m1$Build-9789</meta:generator>
    <meta:document-statistic meta:table-count="3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5.622cm" svg:height="28.604cm" xlink:href=".." xlink:type="simple" chart:class="chart:scatter" chart:style-name="ch1">
        <chart:legend chart:legend-position="end" svg:x="52.585cm" svg:y="13.466cm" style:legend-expansion="high" chart:style-name="ch2"/>
        <chart:plot-area chart:style-name="ch3" table:cell-range-address="Tabelle1.B4:Tabelle1.E34" chart:data-source-has-labels="row" svg:x="1.562cm" svg:y="2.423cm" svg:width="48.799cm" svg:height="25.189cm">
          <chartooo:coordinate-region svg:x="3.718cm" svg:y="2.741cm" svg:width="46.006cm" svg:height="23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5:Tabelle1.C34" chart:label-cell-address="Tabelle1.C4:Tabelle1.C4" chart:class="chart:scatter">
            <chart:domain table:cell-range-address="Tabelle1.B5:Tabelle1.B34"/>
            <chart:data-point chart:repeated="30"/>
          </chart:series>
          <chart:series chart:style-name="ch8" chart:values-cell-range-address="Tabelle1.D5:Tabelle1.D34" chart:label-cell-address="Tabelle1.D4:Tabelle1.D4" chart:class="chart:scatter">
            <chart:data-point chart:repeated="30"/>
          </chart:series>
          <chart:series chart:style-name="ch9" chart:values-cell-range-address="Tabelle1.E5:Tabelle1.E34" chart:label-cell-address="Tabelle1.E4:Tabelle1.E4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kosten Fix</text:p>
                <draw:g>
                  <svg:desc>Tabelle1.C4:Tabelle1.C4</svg:desc>
                </draw:g>
              </table:table-cell>
              <table:table-cell office:value-type="string">
                <text:p>Variable</text:p>
                <draw:g>
                  <svg:desc>Tabelle1.D4:Tabelle1.D4</svg:desc>
                </draw:g>
              </table:table-cell>
              <table:table-cell office:value-type="string">
                <text:p>Break even</text:p>
                <draw:g>
                  <svg:desc>Tabelle1.E4:Tabelle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Tabelle1.B5:Tabelle1.B34</svg:desc>
                </draw:g>
              </table:table-cell>
              <table:table-cell office:value-type="float" office:value="160000">
                <text:p>160000</text:p>
                <draw:g>
                  <svg:desc>Tabelle1.C5:Tabelle1.C34</svg:desc>
                </draw:g>
              </table:table-cell>
              <table:table-cell office:value-type="float" office:value="160000">
                <text:p>160000</text:p>
                <draw:g>
                  <svg:desc>Tabelle1.D5:Tabelle1.D34</svg:desc>
                </draw:g>
              </table:table-cell>
              <table:table-cell office:value-type="float" office:value="0">
                <text:p>0</text:p>
                <draw:g>
                  <svg:desc>Tabelle1.E5:Tabelle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6">
                <text:p>1356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0">
                <text:p>24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0">
                <text:p>26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00">
                <text:p>28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">
                <text:p>30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00">
                <text:p>32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00">
                <text:p>34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0">
                <text:p>36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00">
                <text:p>38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0">
                <text:p>42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00">
                <text:p>44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00">
                <text:p>46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00">
                <text:p>48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">
                <text:p>50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0">
                <text:p>52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00">
                <text:p>54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00">
                <text:p>5200</text:p>
              </table:table-cell>
              <table:table-cell office:value-type="float" office:value="160000">
                <text:p>160000</text:p>
              </table:table-cell>
              <table:table-cell office:value-type="float" office:value="273542">
                <text:p>2735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